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onaco" svg:font-family="Monaco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9.99mm" svg:height="89.99mm" svg:x="1.1mm" svg:y="118.14mm">
            <draw:object draw:notify-on-update-of-ranges="工作表1.A2:工作表1.A2 工作表1.A3:工作表1.A12 工作表1.B2:工作表1.B2 工作表1.B3:工作表1.B12 工作表1.C2:工作表1.C2 工作表1.C3:工作表1.C12 工作表1.D2:工作表1.D2 工作表1.D3:工作表1.D12 工作表1.E2:工作表1.E2 工作表1.E3:工作表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04.29mm" svg:y="2.87mm">
            <draw:object draw:notify-on-update-of-ranges="工作表1.N2:工作表1.N2 工作表1.N3:工作表1.N12 工作表1.O2:工作表1.O2 工作表1.O3:工作表1.O12 工作表1.P2:工作表1.P2 工作表1.P3:工作表1.P12 工作表1.Q2:工作表1.Q2 工作表1.Q3:工作表1.Q12 工作表1.R2:工作表1.R2 工作表1.R3:工作表1.R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3.09mm" svg:y="127.41mm">
            <draw:object draw:notify-on-update-of-ranges="工作表1.N15:工作表1.N15 工作表1.N16:工作表1.N25 工作表1.O15:工作表1.O15 工作表1.O16:工作表1.O25 工作表1.P15:工作表1.P15 工作表1.P16:工作表1.P25 工作表1.Q15:工作表1.Q15 工作表1.Q16:工作表1.Q25 工作表1.R15:工作表1.R15 工作表1.R16:工作表1.R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13"/>
          <table:table-cell office:value-type="string" calcext:value-type="string">
            <text:p>normal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=1/2</text:p>
          </table:table-cell>
          <table:table-cell office:value-type="string" calcext:value-type="string">
            <text:p>P=1/4</text:p>
          </table:table-cell>
          <table:table-cell office:value-type="string" calcext:value-type="string">
            <text:p>P=1/8</text:p>
          </table:table-cell>
          <table:table-cell office:value-type="string" calcext:value-type="string">
            <text:p>P=1/16</text:p>
          </table:table-cell>
          <table:table-cell table:number-columns-repeated="3"/>
          <table:table-cell office:value-type="string" calcext:value-type="string">
            <text:p>wb_alloc</text:p>
          </table:table-cell>
          <table:table-cell office:value-type="string" calcext:value-type="string">
            <text:p>wb_nalloc</text:p>
          </table:table-cell>
          <table:table-cell office:value-type="string" calcext:value-type="string">
            <text:p>wt_alloc</text:p>
          </table:table-cell>
          <table:table-cell office:value-type="string" calcext:value-type="string">
            <text:p>wt_nalloc</text:p>
          </table:table-cell>
          <table:table-cell table:number-columns-repeated="2"/>
          <table:table-cell office:value-type="string" calcext:value-type="string">
            <text:p>wb_alloc</text:p>
          </table:table-cell>
          <table:table-cell office:value-type="string" calcext:value-type="string">
            <text:p>wb_nalloc</text:p>
          </table:table-cell>
          <table:table-cell office:value-type="string" calcext:value-type="string">
            <text:p>wt_alloc</text:p>
          </table:table-cell>
          <table:table-cell office:value-type="string" calcext:value-type="string">
            <text:p>wt_nalloc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0.233112" calcext:value-type="float">
            <text:p>0.233112</text:p>
          </table:table-cell>
          <table:table-cell office:value-type="float" office:value="0.231361" calcext:value-type="float">
            <text:p>0.231361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23375" calcext:value-type="float">
            <text:p>0.23375</text:p>
          </table:table-cell>
          <table:table-cell table:number-columns-repeated="2"/>
          <table:table-cell office:value-type="string" calcext:value-type="string">
            <text:p>astar</text:p>
          </table:table-cell>
          <table:table-cell office:value-type="float" office:value="0.232848" calcext:value-type="float">
            <text:p>0.232848</text:p>
          </table:table-cell>
          <table:table-cell office:value-type="float" office:value="0.344989" calcext:value-type="float">
            <text:p>0.344989</text:p>
          </table:table-cell>
          <table:table-cell office:value-type="float" office:value="0.232848" calcext:value-type="float">
            <text:p>0.232848</text:p>
          </table:table-cell>
          <table:table-cell office:value-type="float" office:value="0.344989" calcext:value-type="float">
            <text:p>0.344989</text:p>
          </table:table-cell>
          <table:table-cell/>
          <table:table-cell office:value-type="string" calcext:value-type="string">
            <text:p>astar</text:p>
          </table:table-cell>
          <table:table-cell table:formula="of:=0.232848/0.232848" office:value-type="float" office:value="1" calcext:value-type="float">
            <text:p>1</text:p>
          </table:table-cell>
          <table:table-cell table:formula="of:=0.344989/0.232848" office:value-type="float" office:value="1.48160602624888" calcext:value-type="float">
            <text:p>1.48160602624888</text:p>
          </table:table-cell>
          <table:table-cell table:formula="of:=0.232848/0.232848" office:value-type="float" office:value="1" calcext:value-type="float">
            <text:p>1</text:p>
          </table:table-cell>
          <table:table-cell table:formula="of:=0.344989/0.232848" office:value-type="float" office:value="1.48160602624888" calcext:value-type="float">
            <text:p>1.48160602624888</text:p>
          </table:table-cell>
        </table:table-row>
        <table:table-row table:style-name="ro1">
          <table:table-cell office:value-type="string" calcext:value-type="string">
            <text:p>bodytrack</text:p>
          </table:table-cell>
          <table:table-cell table:number-columns-repeated="4" office:value-type="float" office:value="0.002482" calcext:value-type="float">
            <text:p>0.002482</text:p>
          </table:table-cell>
          <table:table-cell table:number-columns-repeated="2"/>
          <table:table-cell office:value-type="string" calcext:value-type="string">
            <text:p>bodytrack</text:p>
          </table:table-cell>
          <table:table-cell table:number-columns-repeated="4" office:value-type="float" office:value="0.002482" calcext:value-type="float">
            <text:p>0.002482</text:p>
          </table:table-cell>
          <table:table-cell/>
          <table:table-cell office:value-type="string" calcext:value-type="string">
            <text:p>bodytrack</text:p>
          </table:table-cell>
          <table:table-cell table:formula="of:=0.002482/0.002482" office:value-type="float" office:value="1" calcext:value-type="float">
            <text:p>1</text:p>
          </table:table-cell>
          <table:table-cell table:formula="of:=0.002482/0.002482" office:value-type="float" office:value="1" calcext:value-type="float">
            <text:p>1</text:p>
          </table:table-cell>
          <table:table-cell table:formula="of:=0.002482/0.002482" office:value-type="float" office:value="1" calcext:value-type="float">
            <text:p>1</text:p>
          </table:table-cell>
          <table:table-cell table:formula="of:=0.002482/0.00248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table:number-columns-repeated="4" office:value-type="float" office:value="0.01217" calcext:value-type="float">
            <text:p>0.01217</text:p>
          </table:table-cell>
          <table:table-cell table:number-columns-repeated="2"/>
          <table:table-cell office:value-type="string" calcext:value-type="string">
            <text:p>bzip2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86699" calcext:value-type="float">
            <text:p>0.086699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86699" calcext:value-type="float">
            <text:p>0.086699</text:p>
          </table:table-cell>
          <table:table-cell/>
          <table:table-cell office:value-type="string" calcext:value-type="string">
            <text:p>bzip2</text:p>
          </table:table-cell>
          <table:table-cell table:formula="of:=0.01217/0.01217" office:value-type="float" office:value="1" calcext:value-type="float">
            <text:p>1</text:p>
          </table:table-cell>
          <table:table-cell table:formula="of:=0.086699/0.01217" office:value-type="float" office:value="7.1239934264585" calcext:value-type="float">
            <text:p>7.1239934264585</text:p>
          </table:table-cell>
          <table:table-cell table:formula="of:=0.01217/0.01217" office:value-type="float" office:value="1" calcext:value-type="float">
            <text:p>1</text:p>
          </table:table-cell>
          <table:table-cell table:formula="of:=0.086699/0.01217" office:value-type="float" office:value="7.1239934264585" calcext:value-type="float">
            <text:p>7.1239934264585</text:p>
          </table:table-cell>
        </table:table-row>
        <table:table-row table:style-name="ro1">
          <table:table-cell office:value-type="string" calcext:value-type="string">
            <text:p>canneal.uniq</text:p>
          </table:table-cell>
          <table:table-cell office:value-type="float" office:value="0.009839" calcext:value-type="float">
            <text:p>0.009839</text:p>
          </table:table-cell>
          <table:table-cell office:value-type="float" office:value="0.011129" calcext:value-type="float">
            <text:p>0.011129</text:p>
          </table:table-cell>
          <table:table-cell office:value-type="float" office:value="0.011867" calcext:value-type="float">
            <text:p>0.011867</text:p>
          </table:table-cell>
          <table:table-cell office:value-type="float" office:value="0.012209" calcext:value-type="float">
            <text:p>0.012209</text:p>
          </table:table-cell>
          <table:table-cell table:number-columns-repeated="2"/>
          <table:table-cell office:value-type="string" calcext:value-type="string">
            <text:p>canneal.uniq</text:p>
          </table:table-cell>
          <table:table-cell table:number-columns-repeated="4" office:value-type="float" office:value="0.007644" calcext:value-type="float">
            <text:p>0.007644</text:p>
          </table:table-cell>
          <table:table-cell/>
          <table:table-cell office:value-type="string" calcext:value-type="string">
            <text:p>canneal.uniq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0.041756" calcext:value-type="float">
            <text:p>0.041756</text:p>
          </table:table-cell>
          <table:table-cell office:value-type="float" office:value="0.042305" calcext:value-type="float">
            <text:p>0.042305</text:p>
          </table:table-cell>
          <table:table-cell office:value-type="float" office:value="0.042966" calcext:value-type="float">
            <text:p>0.042966</text:p>
          </table:table-cell>
          <table:table-cell office:value-type="float" office:value="0.043331" calcext:value-type="float">
            <text:p>0.043331</text:p>
          </table:table-cell>
          <table:table-cell table:number-columns-repeated="2"/>
          <table:table-cell office:value-type="string" calcext:value-type="string">
            <text:p>gcc</text:p>
          </table:table-cell>
          <table:table-cell office:value-type="float" office:value="0.040979" calcext:value-type="float">
            <text:p>0.040979</text:p>
          </table:table-cell>
          <table:table-cell office:value-type="float" office:value="0.086652" calcext:value-type="float">
            <text:p>0.086652</text:p>
          </table:table-cell>
          <table:table-cell office:value-type="float" office:value="0.040979" calcext:value-type="float">
            <text:p>0.040979</text:p>
          </table:table-cell>
          <table:table-cell office:value-type="float" office:value="0.086652" calcext:value-type="float">
            <text:p>0.086652</text:p>
          </table:table-cell>
          <table:table-cell/>
          <table:table-cell office:value-type="string" calcext:value-type="string">
            <text:p>gcc</text:p>
          </table:table-cell>
          <table:table-cell office:value-type="float" office:value="1" calcext:value-type="float">
            <text:p>1</text:p>
          </table:table-cell>
          <table:table-cell table:formula="of:=0.086652/0.040979" office:value-type="float" office:value="2.11454647502379" calcext:value-type="float">
            <text:p>2.11454647502379</text:p>
          </table:table-cell>
          <table:table-cell table:formula="of:=0.040979/0.040979" office:value-type="float" office:value="1" calcext:value-type="float">
            <text:p>1</text:p>
          </table:table-cell>
          <table:table-cell table:formula="of:=0.086652/0.040979" office:value-type="float" office:value="2.11454647502379" calcext:value-type="float">
            <text:p>2.11454647502379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0.046591" calcext:value-type="float">
            <text:p>0.046591</text:p>
          </table:table-cell>
          <table:table-cell office:value-type="float" office:value="0.047016" calcext:value-type="float">
            <text:p>0.047016</text:p>
          </table:table-cell>
          <table:table-cell office:value-type="float" office:value="0.047294" calcext:value-type="float">
            <text:p>0.047294</text:p>
          </table:table-cell>
          <table:table-cell office:value-type="float" office:value="0.047721" calcext:value-type="float">
            <text:p>0.047721</text:p>
          </table:table-cell>
          <table:table-cell table:number-columns-repeated="2"/>
          <table:table-cell office:value-type="string" calcext:value-type="string">
            <text:p>mcf</text:p>
          </table:table-cell>
          <table:table-cell office:value-type="float" office:value="0.045759" calcext:value-type="float">
            <text:p>0.045759</text:p>
          </table:table-cell>
          <table:table-cell office:value-type="float" office:value="0.111469" calcext:value-type="float">
            <text:p>0.111469</text:p>
          </table:table-cell>
          <table:table-cell office:value-type="float" office:value="0.045759" calcext:value-type="float">
            <text:p>0.045759</text:p>
          </table:table-cell>
          <table:table-cell office:value-type="float" office:value="0.0111469" calcext:value-type="float">
            <text:p>0.0111469</text:p>
          </table:table-cell>
          <table:table-cell/>
          <table:table-cell office:value-type="string" calcext:value-type="string">
            <text:p>mcf</text:p>
          </table:table-cell>
          <table:table-cell table:formula="of:=0.045759/0.045759" office:value-type="float" office:value="1" calcext:value-type="float">
            <text:p>1</text:p>
          </table:table-cell>
          <table:table-cell table:formula="of:=0.111469/0.045759" office:value-type="float" office:value="2.43600166087546" calcext:value-type="float">
            <text:p>2.43600166087546</text:p>
          </table:table-cell>
          <table:table-cell table:formula="of:=0.045759/0.045759" office:value-type="float" office:value="1" calcext:value-type="float">
            <text:p>1</text:p>
          </table:table-cell>
          <table:table-cell table:formula="of:=0.0111469/0.045759" office:value-type="float" office:value="0.243600166087546" calcext:value-type="float">
            <text:p>0.243600166087546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0.018126" calcext:value-type="float">
            <text:p>0.018126</text:p>
          </table:table-cell>
          <table:table-cell office:value-type="float" office:value="0.018244" calcext:value-type="float">
            <text:p>0.018244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18243" calcext:value-type="float">
            <text:p>0.018243</text:p>
          </table:table-cell>
          <table:table-cell table:number-columns-repeated="2"/>
          <table:table-cell office:value-type="string" calcext:value-type="string">
            <text:p>perlbench</text:p>
          </table:table-cell>
          <table:table-cell office:value-type="float" office:value="0.017902" calcext:value-type="float">
            <text:p>0.017902</text:p>
          </table:table-cell>
          <table:table-cell office:value-type="float" office:value="0.046634" calcext:value-type="float">
            <text:p>0.046634</text:p>
          </table:table-cell>
          <table:table-cell office:value-type="float" office:value="0.017902" calcext:value-type="float">
            <text:p>0.017902</text:p>
          </table:table-cell>
          <table:table-cell office:value-type="float" office:value="0.046634" calcext:value-type="float">
            <text:p>0.046634</text:p>
          </table:table-cell>
          <table:table-cell/>
          <table:table-cell office:value-type="string" calcext:value-type="string">
            <text:p>perlbench</text:p>
          </table:table-cell>
          <table:table-cell table:formula="of:=0.017902/0.017902" office:value-type="float" office:value="1" calcext:value-type="float">
            <text:p>1</text:p>
          </table:table-cell>
          <table:table-cell table:formula="of:=0.046634/0.017902" office:value-type="float" office:value="2.60496033962686" calcext:value-type="float">
            <text:p>2.60496033962686</text:p>
          </table:table-cell>
          <table:table-cell table:formula="of:=0.017902/0.017902" office:value-type="float" office:value="1" calcext:value-type="float">
            <text:p>1</text:p>
          </table:table-cell>
          <table:table-cell table:formula="of:=0.046634/0.017902" office:value-type="float" office:value="2.60496033962686" calcext:value-type="float">
            <text:p>2.60496033962686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0.038108" calcext:value-type="float">
            <text:p>0.038108</text:p>
          </table:table-cell>
          <table:table-cell office:value-type="float" office:value="0.051674" calcext:value-type="float">
            <text:p>0.051674</text:p>
          </table:table-cell>
          <table:table-cell office:value-type="float" office:value="0.060756" calcext:value-type="float">
            <text:p>0.060756</text:p>
          </table:table-cell>
          <table:table-cell office:value-type="float" office:value="0.068974" calcext:value-type="float">
            <text:p>0.068974</text:p>
          </table:table-cell>
          <table:table-cell table:number-columns-repeated="2"/>
          <table:table-cell office:value-type="string" calcext:value-type="string">
            <text:p>streamcluster</text:p>
          </table:table-cell>
          <table:table-cell table:number-columns-repeated="4" office:value-type="float" office:value="0.02382" calcext:value-type="float">
            <text:p>0.02382</text:p>
          </table:table-cell>
          <table:table-cell/>
          <table:table-cell office:value-type="string" calcext:value-type="string">
            <text:p>streamcluster</text:p>
          </table:table-cell>
          <table:table-cell table:formula="of:=0.02382/0.0238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float" office:value="0.067023" calcext:value-type="float">
            <text:p>0.067023</text:p>
          </table:table-cell>
          <table:table-cell office:value-type="float" office:value="0.067937" calcext:value-type="float">
            <text:p>0.067937</text:p>
          </table:table-cell>
          <table:table-cell office:value-type="float" office:value="0.068484" calcext:value-type="float">
            <text:p>0.068484</text:p>
          </table:table-cell>
          <table:table-cell office:value-type="float" office:value="0.06886" calcext:value-type="float">
            <text:p>0.06886</text:p>
          </table:table-cell>
          <table:table-cell table:number-columns-repeated="2"/>
          <table:table-cell office:value-type="string" calcext:value-type="string">
            <text:p>swim</text:p>
          </table:table-cell>
          <table:table-cell office:value-type="float" office:value="0.065368" calcext:value-type="float">
            <text:p>0.065368</text:p>
          </table:table-cell>
          <table:table-cell office:value-type="float" office:value="0.096104" calcext:value-type="float">
            <text:p>0.096104</text:p>
          </table:table-cell>
          <table:table-cell office:value-type="float" office:value="0.065368" calcext:value-type="float">
            <text:p>0.065368</text:p>
          </table:table-cell>
          <table:table-cell office:value-type="float" office:value="0.096104" calcext:value-type="float">
            <text:p>0.096104</text:p>
          </table:table-cell>
          <table:table-cell/>
          <table:table-cell office:value-type="string" calcext:value-type="string">
            <text:p>swim</text:p>
          </table:table-cell>
          <table:table-cell office:value-type="float" office:value="1" calcext:value-type="float">
            <text:p>1</text:p>
          </table:table-cell>
          <table:table-cell table:formula="of:=0.096104/0.065368" office:value-type="float" office:value="1.47019948598703" calcext:value-type="float">
            <text:p>1.47019948598703</text:p>
          </table:table-cell>
          <table:table-cell table:formula="of:=0.065368/0.065368" office:value-type="float" office:value="1" calcext:value-type="float">
            <text:p>1</text:p>
          </table:table-cell>
          <table:table-cell table:formula="of:=0.096104/0.065368" office:value-type="float" office:value="1.47019948598703" calcext:value-type="float">
            <text:p>1.47019948598703</text:p>
          </table:table-cell>
        </table:table-row>
        <table:table-row table:style-name="ro1">
          <table:table-cell office:value-type="string" calcext:value-type="string">
            <text:p>twolf</text:p>
          </table:table-cell>
          <table:table-cell table:number-columns-repeated="4" office:value-type="float" office:value="0.011402" calcext:value-type="float">
            <text:p>0.011402</text:p>
          </table:table-cell>
          <table:table-cell table:number-columns-repeated="2"/>
          <table:table-cell office:value-type="string" calcext:value-type="string">
            <text:p>twolf</text:p>
          </table:table-cell>
          <table:table-cell office:value-type="float" office:value="0.011402" calcext:value-type="float">
            <text:p>0.011402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0.011402" calcext:value-type="float">
            <text:p>0.011402</text:p>
          </table:table-cell>
          <table:table-cell office:value-type="float" office:value="0.014508" calcext:value-type="float">
            <text:p>0.014508</text:p>
          </table:table-cell>
          <table:table-cell/>
          <table:table-cell office:value-type="string" calcext:value-type="string">
            <text:p>twolf</text:p>
          </table:table-cell>
          <table:table-cell office:value-type="float" office:value="1" calcext:value-type="float">
            <text:p>1</text:p>
          </table:table-cell>
          <table:table-cell table:formula="of:=0.014508/0.011402" office:value-type="float" office:value="1.27240834941238" calcext:value-type="float">
            <text:p>1.27240834941238</text:p>
          </table:table-cell>
          <table:table-cell table:formula="of:=0.011402/0.011402" office:value-type="float" office:value="1" calcext:value-type="float">
            <text:p>1</text:p>
          </table:table-cell>
          <table:table-cell table:formula="of:=0.014508/0.011402" office:value-type="float" office:value="1.27240834941238" calcext:value-type="float">
            <text:p>1.27240834941238</text:p>
          </table:table-cell>
        </table:table-row>
        <table:table-row table:style-name="ro1">
          <table:table-cell/>
          <table:table-cell table:formula="of:=AVERAGE([.B3:.B12])" office:value-type="float" office:value="0.0480609" calcext:value-type="float">
            <text:p>0.0480609</text:p>
          </table:table-cell>
          <table:table-cell table:formula="of:=AVERAGE([.C3:.C12])" office:value-type="float" office:value="0.049572" calcext:value-type="float">
            <text:p>0.049572</text:p>
          </table:table-cell>
          <table:table-cell table:formula="of:=AVERAGE([.D3:.D12])" office:value-type="float" office:value="0.0507881" calcext:value-type="float">
            <text:p>0.0507881</text:p>
          </table:table-cell>
          <table:table-cell table:formula="of:=AVERAGE([.E3:.E12])" office:value-type="float" office:value="0.0519142" calcext:value-type="float">
            <text:p>0.0519142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wb_alloc</text:p>
          </table:table-cell>
          <table:table-cell office:value-type="string" calcext:value-type="string">
            <text:p>wb_nalloc</text:p>
          </table:table-cell>
          <table:table-cell office:value-type="string" calcext:value-type="string">
            <text:p>wt_alloc</text:p>
          </table:table-cell>
          <table:table-cell office:value-type="string" calcext:value-type="string">
            <text:p>wt_nalloc</text:p>
          </table:table-cell>
          <table:table-cell table:number-columns-repeated="2"/>
          <table:table-cell office:value-type="string" calcext:value-type="string">
            <text:p>wb_alloc</text:p>
          </table:table-cell>
          <table:table-cell office:value-type="string" calcext:value-type="string">
            <text:p>wb_nalloc</text:p>
          </table:table-cell>
          <table:table-cell office:value-type="string" calcext:value-type="string">
            <text:p>wt_alloc</text:p>
          </table:table-cell>
          <table:table-cell office:value-type="string" calcext:value-type="string">
            <text:p>wt_nallo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tar</text:p>
          </table:table-cell>
          <table:table-cell office:value-type="float" office:value="190452" calcext:value-type="float">
            <text:p>190452</text:p>
          </table:table-cell>
          <table:table-cell office:value-type="float" office:value="173241" calcext:value-type="float">
            <text:p>173241</text:p>
          </table:table-cell>
          <table:table-cell office:value-type="float" office:value="328468" calcext:value-type="float">
            <text:p>328468</text:p>
          </table:table-cell>
          <table:table-cell office:value-type="float" office:value="242618" calcext:value-type="float">
            <text:p>242618</text:p>
          </table:table-cell>
          <table:table-cell/>
          <table:table-cell office:value-type="string" calcext:value-type="string">
            <text:p>astar</text:p>
          </table:table-cell>
          <table:table-cell table:formula="of:=[.I16]/190452" office:value-type="float" office:value="1" calcext:value-type="float">
            <text:p>1</text:p>
          </table:table-cell>
          <table:table-cell table:formula="of:=[.J16]/190452" office:value-type="float" office:value="0.909630773108185" calcext:value-type="float">
            <text:p>0.909630773108185</text:p>
          </table:table-cell>
          <table:table-cell table:formula="of:=[.K16]/190452" office:value-type="float" office:value="1.7246760338563" calcext:value-type="float">
            <text:p>1.7246760338563</text:p>
          </table:table-cell>
          <table:table-cell table:formula="of:=[.L16]/190452" office:value-type="float" office:value="1.27390628609833" calcext:value-type="float">
            <text:p>1.273906286098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odytrack</text:p>
          </table:table-cell>
          <table:table-cell table:number-columns-repeated="4" office:value-type="float" office:value="721" calcext:value-type="float">
            <text:p>721</text:p>
          </table:table-cell>
          <table:table-cell/>
          <table:table-cell office:value-type="string" calcext:value-type="string">
            <text:p>bodytrack</text:p>
          </table:table-cell>
          <table:table-cell table:formula="of:=[.I17]/721" office:value-type="float" office:value="1" calcext:value-type="float">
            <text:p>1</text:p>
          </table:table-cell>
          <table:table-cell table:formula="of:=[.J17]/721" office:value-type="float" office:value="1" calcext:value-type="float">
            <text:p>1</text:p>
          </table:table-cell>
          <table:table-cell table:formula="of:=[.K17]/721" office:value-type="float" office:value="1" calcext:value-type="float">
            <text:p>1</text:p>
          </table:table-cell>
          <table:table-cell table:formula="of:=[.L17]/72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zip2</text:p>
          </table:table-cell>
          <table:table-cell office:value-type="float" office:value="6627" calcext:value-type="float">
            <text:p>6627</text:p>
          </table:table-cell>
          <table:table-cell office:value-type="float" office:value="47209" calcext:value-type="float">
            <text:p>47209</text:p>
          </table:table-cell>
          <table:table-cell office:value-type="float" office:value="181797" calcext:value-type="float">
            <text:p>181797</text:p>
          </table:table-cell>
          <table:table-cell office:value-type="float" office:value="179083" calcext:value-type="float">
            <text:p>179083</text:p>
          </table:table-cell>
          <table:table-cell/>
          <table:table-cell office:value-type="string" calcext:value-type="string">
            <text:p>bzip2</text:p>
          </table:table-cell>
          <table:table-cell table:formula="of:=[.I18]/6627" office:value-type="float" office:value="1" calcext:value-type="float">
            <text:p>1</text:p>
          </table:table-cell>
          <table:table-cell table:formula="of:=[.J18]/6627" office:value-type="float" office:value="7.1237362305719" calcext:value-type="float">
            <text:p>7.1237362305719</text:p>
          </table:table-cell>
          <table:table-cell table:formula="of:=[.K18]/6627" office:value-type="float" office:value="27.4327750113173" calcext:value-type="float">
            <text:p>27.4327750113173</text:p>
          </table:table-cell>
          <table:table-cell table:formula="of:=[.L18]/6627" office:value-type="float" office:value="27.0232382676928" calcext:value-type="float">
            <text:p>27.02323826769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nneal.uniq</text:p>
          </table:table-cell>
          <table:table-cell table:number-columns-repeated="4" office:value-type="float" office:value="4196" calcext:value-type="float">
            <text:p>4196</text:p>
          </table:table-cell>
          <table:table-cell/>
          <table:table-cell office:value-type="string" calcext:value-type="string">
            <text:p>canneal.uniq</text:p>
          </table:table-cell>
          <table:table-cell table:formula="of:=[.I19]/4196" office:value-type="float" office:value="1" calcext:value-type="float">
            <text:p>1</text:p>
          </table:table-cell>
          <table:table-cell table:formula="of:=[.J19]/4196" office:value-type="float" office:value="1" calcext:value-type="float">
            <text:p>1</text:p>
          </table:table-cell>
          <table:table-cell table:formula="of:=[.K19]/4196" office:value-type="float" office:value="1" calcext:value-type="float">
            <text:p>1</text:p>
          </table:table-cell>
          <table:table-cell table:formula="of:=[.L19]/4196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cc</text:p>
          </table:table-cell>
          <table:table-cell office:value-type="float" office:value="24738" calcext:value-type="float">
            <text:p>24738</text:p>
          </table:table-cell>
          <table:table-cell office:value-type="float" office:value="44708" calcext:value-type="float">
            <text:p>44708</text:p>
          </table:table-cell>
          <table:table-cell office:value-type="float" office:value="218618" calcext:value-type="float">
            <text:p>218618</text:p>
          </table:table-cell>
          <table:table-cell office:value-type="float" office:value="205987" calcext:value-type="float">
            <text:p>205987</text:p>
          </table:table-cell>
          <table:table-cell/>
          <table:table-cell office:value-type="string" calcext:value-type="string">
            <text:p>gcc</text:p>
          </table:table-cell>
          <table:table-cell table:formula="of:=[.I20]/24738" office:value-type="float" office:value="1" calcext:value-type="float">
            <text:p>1</text:p>
          </table:table-cell>
          <table:table-cell table:formula="of:=[.J20]/24738" office:value-type="float" office:value="1.80726008569812" calcext:value-type="float">
            <text:p>1.80726008569812</text:p>
          </table:table-cell>
          <table:table-cell table:formula="of:=[.K20]/24738" office:value-type="float" office:value="8.83733527366804" calcext:value-type="float">
            <text:p>8.83733527366804</text:p>
          </table:table-cell>
          <table:table-cell table:formula="of:=[.L20]/24738" office:value-type="float" office:value="8.32674428005498" calcext:value-type="float">
            <text:p>8.326744280054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cf</text:p>
          </table:table-cell>
          <table:table-cell office:value-type="float" office:value="31911" calcext:value-type="float">
            <text:p>31911</text:p>
          </table:table-cell>
          <table:table-cell office:value-type="float" office:value="56593" calcext:value-type="float">
            <text:p>56593</text:p>
          </table:table-cell>
          <table:table-cell office:value-type="float" office:value="250750" calcext:value-type="float">
            <text:p>250750</text:p>
          </table:table-cell>
          <table:table-cell office:value-type="float" office:value="231908" calcext:value-type="float">
            <text:p>231908</text:p>
          </table:table-cell>
          <table:table-cell/>
          <table:table-cell office:value-type="string" calcext:value-type="string">
            <text:p>mcf</text:p>
          </table:table-cell>
          <table:table-cell table:formula="of:=[.I21]/31911" office:value-type="float" office:value="1" calcext:value-type="float">
            <text:p>1</text:p>
          </table:table-cell>
          <table:table-cell table:formula="of:=[.J21]/31911" office:value-type="float" office:value="1.77346369590423" calcext:value-type="float">
            <text:p>1.77346369590423</text:p>
          </table:table-cell>
          <table:table-cell table:formula="of:=[.K21]/31911" office:value-type="float" office:value="7.85779198395538" calcext:value-type="float">
            <text:p>7.85779198395538</text:p>
          </table:table-cell>
          <table:table-cell table:formula="of:=[.L21]/31911" office:value-type="float" office:value="7.26733728181505" calcext:value-type="float">
            <text:p>7.267337281815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erlbench</text:p>
          </table:table-cell>
          <table:table-cell office:value-type="float" office:value="9317" calcext:value-type="float">
            <text:p>9317</text:p>
          </table:table-cell>
          <table:table-cell office:value-type="float" office:value="23731" calcext:value-type="float">
            <text:p>23731</text:p>
          </table:table-cell>
          <table:table-cell office:value-type="float" office:value="214473" calcext:value-type="float">
            <text:p>214473</text:p>
          </table:table-cell>
          <table:table-cell office:value-type="float" office:value="212549" calcext:value-type="float">
            <text:p>212549</text:p>
          </table:table-cell>
          <table:table-cell/>
          <table:table-cell office:value-type="string" calcext:value-type="string">
            <text:p>perlbench</text:p>
          </table:table-cell>
          <table:table-cell table:formula="of:=[.I22]/9317" office:value-type="float" office:value="1" calcext:value-type="float">
            <text:p>1</text:p>
          </table:table-cell>
          <table:table-cell table:formula="of:=[.J22]/9317" office:value-type="float" office:value="2.54706450574219" calcext:value-type="float">
            <text:p>2.54706450574219</text:p>
          </table:table-cell>
          <table:table-cell table:formula="of:=[.K22]/9317" office:value-type="float" office:value="23.0195341848234" calcext:value-type="float">
            <text:p>23.0195341848234</text:p>
          </table:table-cell>
          <table:table-cell table:formula="of:=[.L22]/9317" office:value-type="float" office:value="22.8130299452613" calcext:value-type="float">
            <text:p>22.81302994526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reamcluster</text:p>
          </table:table-cell>
          <table:table-cell table:number-columns-repeated="4" office:value-type="float" office:value="23490" calcext:value-type="float">
            <text:p>23490</text:p>
          </table:table-cell>
          <table:table-cell/>
          <table:table-cell office:value-type="string" calcext:value-type="string">
            <text:p>streamcluster</text:p>
          </table:table-cell>
          <table:table-cell table:formula="of:=[.I23]/23490" office:value-type="float" office:value="1" calcext:value-type="float">
            <text:p>1</text:p>
          </table:table-cell>
          <table:table-cell table:formula="of:=[.J23]/23490" office:value-type="float" office:value="1" calcext:value-type="float">
            <text:p>1</text:p>
          </table:table-cell>
          <table:table-cell table:formula="of:=[.K23]/23490" office:value-type="float" office:value="1" calcext:value-type="float">
            <text:p>1</text:p>
          </table:table-cell>
          <table:table-cell table:formula="of:=[.L23]/2349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wim</text:p>
          </table:table-cell>
          <table:table-cell office:value-type="float" office:value="23770" calcext:value-type="float">
            <text:p>23770</text:p>
          </table:table-cell>
          <table:table-cell office:value-type="float" office:value="29142" calcext:value-type="float">
            <text:p>29142</text:p>
          </table:table-cell>
          <table:table-cell office:value-type="float" office:value="102344" calcext:value-type="float">
            <text:p>102344</text:p>
          </table:table-cell>
          <table:table-cell office:value-type="float" office:value="85741" calcext:value-type="float">
            <text:p>85741</text:p>
          </table:table-cell>
          <table:table-cell/>
          <table:table-cell office:value-type="string" calcext:value-type="string">
            <text:p>swim</text:p>
          </table:table-cell>
          <table:table-cell table:formula="of:=[.I24]/23770" office:value-type="float" office:value="1" calcext:value-type="float">
            <text:p>1</text:p>
          </table:table-cell>
          <table:table-cell table:formula="of:=[.J24]/23770" office:value-type="float" office:value="1.22599915860328" calcext:value-type="float">
            <text:p>1.22599915860328</text:p>
          </table:table-cell>
          <table:table-cell table:formula="of:=[.K24]/23770" office:value-type="float" office:value="4.30559528817838" calcext:value-type="float">
            <text:p>4.30559528817838</text:p>
          </table:table-cell>
          <table:table-cell table:formula="of:=[.L24]/23770" office:value-type="float" office:value="3.60710980227177" calcext:value-type="float">
            <text:p>3.607109802271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wolf</text:p>
          </table:table-cell>
          <table:table-cell office:value-type="float" office:value="5505" calcext:value-type="float">
            <text:p>5505</text:p>
          </table:table-cell>
          <table:table-cell office:value-type="float" office:value="7005" calcext:value-type="float">
            <text:p>7005</text:p>
          </table:table-cell>
          <table:table-cell office:value-type="float" office:value="136926" calcext:value-type="float">
            <text:p>136926</text:p>
          </table:table-cell>
          <table:table-cell office:value-type="float" office:value="133060" calcext:value-type="float">
            <text:p>133060</text:p>
          </table:table-cell>
          <table:table-cell/>
          <table:table-cell office:value-type="string" calcext:value-type="string">
            <text:p>twolf</text:p>
          </table:table-cell>
          <table:table-cell table:formula="of:=[.I25]/5505" office:value-type="float" office:value="1" calcext:value-type="float">
            <text:p>1</text:p>
          </table:table-cell>
          <table:table-cell table:formula="of:=[.J25]/5505" office:value-type="float" office:value="1.2724795640327" calcext:value-type="float">
            <text:p>1.2724795640327</text:p>
          </table:table-cell>
          <table:table-cell table:formula="of:=[.K25]/5505" office:value-type="float" office:value="24.8730245231608" calcext:value-type="float">
            <text:p>24.8730245231608</text:p>
          </table:table-cell>
          <table:table-cell table:formula="of:=[.L25]/5505" office:value-type="float" office:value="24.1707538601272" calcext:value-type="float">
            <text:p>24.1707538601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onaco" svg:font-family="Monaco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Monaco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Monaco" style:font-size-asian="12pt" style:language-asian="zh" style:country-asian="CN" style:font-name-complex="Monaco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onaco" style:font-family-asian="Monaco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2:24:05.756921891</meta:creation-date>
    <dc:date>2020-04-08T03:26:50.740101811</dc:date>
    <meta:editing-duration>PT21M31S</meta:editing-duration>
    <meta:editing-cycles>4</meta:editing-cycles>
    <meta:generator>LibreOffice/6.0.7.3$Linux_X86_64 LibreOffice_project/00m0$Build-3</meta:generator>
    <meta:document-statistic meta:table-count="1" meta:cell-count="2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5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5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3.483cm" svg:y="0.185cm" style:legend-expansion="wide" chart:style-name="ch2"/>
        <chart:plot-area chart:style-name="ch3" table:cell-range-address="工作表1.A2:工作表1.E12" chart:data-source-has-labels="both" svg:x="1.671cm" svg:y="1.158cm" svg:width="14.009cm" svg:height="6.341cm">
          <chartooo:coordinate-region svg:x="2.954cm" svg:y="1.158cm" svg:width="12.726cm" svg:height="3.124cm"/>
          <chart:axis chart:dimension="x" chart:name="primary-x" chart:style-name="ch4" chartooo:axis-type="auto">
            <chartooo:date-scale/>
            <chart:title svg:x="7.27cm" svg:y="7.679cm" chart:style-name="ch5">
              <text:p>benchmark</text:p>
            </chart:title>
            <chart:categories table:cell-range-address="工作表1.A3:工作表1.A12"/>
          </chart:axis>
          <chart:axis chart:dimension="y" chart:name="primary-y" chart:style-name="ch6">
            <chart:title svg:x="0.451cm" svg:y="6.289cm" chart:style-name="ch7">
              <text:p>cache miss rate</text:p>
            </chart:title>
            <chart:grid chart:style-name="ch8" chart:class="major"/>
          </chart:axis>
          <chart:series chart:style-name="ch9" chart:values-cell-range-address="工作表1.B3:工作表1.B12" chart:label-cell-address="工作表1.B2:工作表1.B2" chart:class="chart:bar">
            <chart:data-point chart:repeated="10"/>
          </chart:series>
          <chart:series chart:style-name="ch10" chart:values-cell-range-address="工作表1.C3:工作表1.C12" chart:label-cell-address="工作表1.C2:工作表1.C2" chart:class="chart:bar">
            <chart:data-point chart:repeated="10"/>
          </chart:series>
          <chart:series chart:style-name="ch11" chart:values-cell-range-address="工作表1.D3:工作表1.D12" chart:label-cell-address="工作表1.D2:工作表1.D2" chart:class="chart:bar">
            <chart:data-point chart:repeated="10"/>
          </chart:series>
          <chart:series chart:style-name="ch12" chart:values-cell-range-address="工作表1.E3:工作表1.E12" chart:label-cell-address="工作表1.E2:工作表1.E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=1/2</text:p>
                <draw:g>
                  <svg:desc>工作表1.B2:工作表1.B2</svg:desc>
                </draw:g>
              </table:table-cell>
              <table:table-cell office:value-type="string">
                <text:p>P=1/4</text:p>
                <draw:g>
                  <svg:desc>工作表1.C2:工作表1.C2</svg:desc>
                </draw:g>
              </table:table-cell>
              <table:table-cell office:value-type="string">
                <text:p>P=1/8</text:p>
                <draw:g>
                  <svg:desc>工作表1.D2:工作表1.D2</svg:desc>
                </draw:g>
              </table:table-cell>
              <table:table-cell office:value-type="string">
                <text:p>P=1/16</text:p>
                <draw:g>
                  <svg:desc>工作表1.E2:工作表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工作表1.A3:工作表1.A12</svg:desc>
                </draw:g>
              </table:table-cell>
              <table:table-cell office:value-type="float" office:value="0.233112">
                <text:p>0.233112</text:p>
                <draw:g>
                  <svg:desc>工作表1.B3:工作表1.B12</svg:desc>
                </draw:g>
              </table:table-cell>
              <table:table-cell office:value-type="float" office:value="0.231361">
                <text:p>0.231361</text:p>
                <draw:g>
                  <svg:desc>工作表1.C3:工作表1.C12</svg:desc>
                </draw:g>
              </table:table-cell>
              <table:table-cell office:value-type="float" office:value="0.2322">
                <text:p>0.2322</text:p>
                <draw:g>
                  <svg:desc>工作表1.D3:工作表1.D12</svg:desc>
                </draw:g>
              </table:table-cell>
              <table:table-cell office:value-type="float" office:value="0.23375">
                <text:p>0.23375</text:p>
                <draw:g>
                  <svg:desc>工作表1.E3:工作表1.E12</svg:desc>
                </draw:g>
              </table:table-cell>
            </table:table-row>
            <table:table-row>
              <table:table-cell office:value-type="string">
                <text:p>bodytrack</text:p>
              </table:table-cell>
              <table:table-cell office:value-type="float" office:value="0.002482">
                <text:p>0.002482</text:p>
              </table:table-cell>
              <table:table-cell office:value-type="float" office:value="0.002482">
                <text:p>0.002482</text:p>
              </table:table-cell>
              <table:table-cell office:value-type="float" office:value="0.002482">
                <text:p>0.002482</text:p>
              </table:table-cell>
              <table:table-cell office:value-type="float" office:value="0.002482">
                <text:p>0.002482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01217">
                <text:p>0.01217</text:p>
              </table:table-cell>
              <table:table-cell office:value-type="float" office:value="0.01217">
                <text:p>0.01217</text:p>
              </table:table-cell>
              <table:table-cell office:value-type="float" office:value="0.01217">
                <text:p>0.01217</text:p>
              </table:table-cell>
              <table:table-cell office:value-type="float" office:value="0.01217">
                <text:p>0.01217</text:p>
              </table:table-cell>
            </table:table-row>
            <table:table-row>
              <table:table-cell office:value-type="string">
                <text:p>canneal.uniq</text:p>
              </table:table-cell>
              <table:table-cell office:value-type="float" office:value="0.009839">
                <text:p>0.009839</text:p>
              </table:table-cell>
              <table:table-cell office:value-type="float" office:value="0.011129">
                <text:p>0.011129</text:p>
              </table:table-cell>
              <table:table-cell office:value-type="float" office:value="0.011867">
                <text:p>0.011867</text:p>
              </table:table-cell>
              <table:table-cell office:value-type="float" office:value="0.012209">
                <text:p>0.012209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041756">
                <text:p>0.041756</text:p>
              </table:table-cell>
              <table:table-cell office:value-type="float" office:value="0.042305">
                <text:p>0.042305</text:p>
              </table:table-cell>
              <table:table-cell office:value-type="float" office:value="0.042966">
                <text:p>0.042966</text:p>
              </table:table-cell>
              <table:table-cell office:value-type="float" office:value="0.043331">
                <text:p>0.043331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046591">
                <text:p>0.046591</text:p>
              </table:table-cell>
              <table:table-cell office:value-type="float" office:value="0.047016">
                <text:p>0.047016</text:p>
              </table:table-cell>
              <table:table-cell office:value-type="float" office:value="0.047294">
                <text:p>0.047294</text:p>
              </table:table-cell>
              <table:table-cell office:value-type="float" office:value="0.047721">
                <text:p>0.047721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0.018126">
                <text:p>0.018126</text:p>
              </table:table-cell>
              <table:table-cell office:value-type="float" office:value="0.018244">
                <text:p>0.018244</text:p>
              </table:table-cell>
              <table:table-cell office:value-type="float" office:value="0.01826">
                <text:p>0.01826</text:p>
              </table:table-cell>
              <table:table-cell office:value-type="float" office:value="0.018243">
                <text:p>0.018243</text:p>
              </table:table-cell>
            </table:table-row>
            <table:table-row>
              <table:table-cell office:value-type="string">
                <text:p>streamcluster</text:p>
              </table:table-cell>
              <table:table-cell office:value-type="float" office:value="0.038108">
                <text:p>0.038108</text:p>
              </table:table-cell>
              <table:table-cell office:value-type="float" office:value="0.051674">
                <text:p>0.051674</text:p>
              </table:table-cell>
              <table:table-cell office:value-type="float" office:value="0.060756">
                <text:p>0.060756</text:p>
              </table:table-cell>
              <table:table-cell office:value-type="float" office:value="0.068974">
                <text:p>0.068974</text:p>
              </table:table-cell>
            </table:table-row>
            <table:table-row>
              <table:table-cell office:value-type="string">
                <text:p>swim</text:p>
              </table:table-cell>
              <table:table-cell office:value-type="float" office:value="0.067023">
                <text:p>0.067023</text:p>
              </table:table-cell>
              <table:table-cell office:value-type="float" office:value="0.067937">
                <text:p>0.067937</text:p>
              </table:table-cell>
              <table:table-cell office:value-type="float" office:value="0.068484">
                <text:p>0.068484</text:p>
              </table:table-cell>
              <table:table-cell office:value-type="float" office:value="0.06886">
                <text:p>0.06886</text:p>
              </table:table-cell>
            </table:table-row>
            <table:table-row>
              <table:table-cell office:value-type="string">
                <text:p>twolf</text:p>
              </table:table-cell>
              <table:table-cell office:value-type="float" office:value="0.011402">
                <text:p>0.011402</text:p>
              </table:table-cell>
              <table:table-cell office:value-type="float" office:value="0.011402">
                <text:p>0.011402</text:p>
              </table:table-cell>
              <table:table-cell office:value-type="float" office:value="0.011402">
                <text:p>0.011402</text:p>
              </table:table-cell>
              <table:table-cell office:value-type="float" office:value="0.011402">
                <text:p>0.011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158cm" svg:y="0.185cm" style:legend-expansion="wide" chart:style-name="ch2"/>
        <chart:plot-area chart:style-name="ch3" table:cell-range-address="工作表1.N2:工作表1.R12" chart:data-source-has-labels="both" svg:x="1.331cm" svg:y="0.963cm" svg:width="14.349cm" svg:height="6.876cm">
          <chartooo:coordinate-region svg:x="1.767cm" svg:y="0.963cm" svg:width="13.913cm" svg:height="4.669cm"/>
          <chart:axis chart:dimension="x" chart:name="primary-x" chart:style-name="ch4" chartooo:axis-type="auto">
            <chartooo:date-scale/>
            <chart:title svg:x="7.641cm" svg:y="8.019cm" chart:style-name="ch5">
              <text:p>benchmark</text:p>
            </chart:title>
            <chart:categories table:cell-range-address="工作表1.N3:工作表1.N12"/>
          </chart:axis>
          <chart:axis chart:dimension="y" chart:name="primary-y" chart:style-name="ch6">
            <chart:title svg:x="0.451cm" svg:y="5.583cm" chart:style-name="ch7">
              <text:p>cache miss rate</text:p>
            </chart:title>
            <chart:grid chart:style-name="ch8" chart:class="major"/>
          </chart:axis>
          <chart:series chart:style-name="ch9" chart:values-cell-range-address="工作表1.O3:工作表1.O12" chart:label-cell-address="工作表1.O2:工作表1.O2" chart:class="chart:bar">
            <chart:data-point chart:repeated="10"/>
          </chart:series>
          <chart:series chart:style-name="ch10" chart:values-cell-range-address="工作表1.P3:工作表1.P12" chart:label-cell-address="工作表1.P2:工作表1.P2" chart:class="chart:bar">
            <chart:data-point chart:repeated="10"/>
          </chart:series>
          <chart:series chart:style-name="ch11" chart:values-cell-range-address="工作表1.Q3:工作表1.Q12" chart:label-cell-address="工作表1.Q2:工作表1.Q2" chart:class="chart:bar">
            <chart:data-point chart:repeated="10"/>
          </chart:series>
          <chart:series chart:style-name="ch12" chart:values-cell-range-address="工作表1.R3:工作表1.R12" chart:label-cell-address="工作表1.R2:工作表1.R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b_alloc</text:p>
                <draw:g>
                  <svg:desc>工作表1.O2:工作表1.O2</svg:desc>
                </draw:g>
              </table:table-cell>
              <table:table-cell office:value-type="string">
                <text:p>wb_nalloc</text:p>
                <draw:g>
                  <svg:desc>工作表1.P2:工作表1.P2</svg:desc>
                </draw:g>
              </table:table-cell>
              <table:table-cell office:value-type="string">
                <text:p>wt_alloc</text:p>
                <draw:g>
                  <svg:desc>工作表1.Q2:工作表1.Q2</svg:desc>
                </draw:g>
              </table:table-cell>
              <table:table-cell office:value-type="string">
                <text:p>wt_nalloc</text:p>
                <draw:g>
                  <svg:desc>工作表1.R2:工作表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工作表1.N3:工作表1.N12</svg:desc>
                </draw:g>
              </table:table-cell>
              <table:table-cell office:value-type="float" office:value="1">
                <text:p>1</text:p>
                <draw:g>
                  <svg:desc>工作表1.O3:工作表1.O12</svg:desc>
                </draw:g>
              </table:table-cell>
              <table:table-cell office:value-type="float" office:value="1.48160602624888">
                <text:p>1.48160602624888</text:p>
                <draw:g>
                  <svg:desc>工作表1.P3:工作表1.P12</svg:desc>
                </draw:g>
              </table:table-cell>
              <table:table-cell office:value-type="float" office:value="1">
                <text:p>1</text:p>
                <draw:g>
                  <svg:desc>工作表1.Q3:工作表1.Q12</svg:desc>
                </draw:g>
              </table:table-cell>
              <table:table-cell office:value-type="float" office:value="1.48160602624888">
                <text:p>1.48160602624888</text:p>
                <draw:g>
                  <svg:desc>工作表1.R3:工作表1.R12</svg:desc>
                </draw:g>
              </table:table-cell>
            </table:table-row>
            <table:table-row>
              <table:table-cell office:value-type="string">
                <text:p>bodytrack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1">
                <text:p>1</text:p>
              </table:table-cell>
              <table:table-cell office:value-type="float" office:value="7.1239934264585">
                <text:p>7.1239934264585</text:p>
              </table:table-cell>
              <table:table-cell office:value-type="float" office:value="1">
                <text:p>1</text:p>
              </table:table-cell>
              <table:table-cell office:value-type="float" office:value="7.1239934264585">
                <text:p>7.1239934264585</text:p>
              </table:table-cell>
            </table:table-row>
            <table:table-row>
              <table:table-cell office:value-type="string">
                <text:p>canneal.uniq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">
                <text:p>1</text:p>
              </table:table-cell>
              <table:table-cell office:value-type="float" office:value="2.11454647502379">
                <text:p>2.11454647502379</text:p>
              </table:table-cell>
              <table:table-cell office:value-type="float" office:value="1">
                <text:p>1</text:p>
              </table:table-cell>
              <table:table-cell office:value-type="float" office:value="2.11454647502379">
                <text:p>2.11454647502379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1">
                <text:p>1</text:p>
              </table:table-cell>
              <table:table-cell office:value-type="float" office:value="2.43600166087546">
                <text:p>2.43600166087546</text:p>
              </table:table-cell>
              <table:table-cell office:value-type="float" office:value="1">
                <text:p>1</text:p>
              </table:table-cell>
              <table:table-cell office:value-type="float" office:value="0.243600166087546">
                <text:p>0.243600166087546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">
                <text:p>1</text:p>
              </table:table-cell>
              <table:table-cell office:value-type="float" office:value="2.60496033962686">
                <text:p>2.60496033962686</text:p>
              </table:table-cell>
              <table:table-cell office:value-type="float" office:value="1">
                <text:p>1</text:p>
              </table:table-cell>
              <table:table-cell office:value-type="float" office:value="2.60496033962686">
                <text:p>2.60496033962686</text:p>
              </table:table-cell>
            </table:table-row>
            <table:table-row>
              <table:table-cell office:value-type="string">
                <text:p>streamclust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wim</text:p>
              </table:table-cell>
              <table:table-cell office:value-type="float" office:value="1">
                <text:p>1</text:p>
              </table:table-cell>
              <table:table-cell office:value-type="float" office:value="1.47019948598703">
                <text:p>1.47019948598703</text:p>
              </table:table-cell>
              <table:table-cell office:value-type="float" office:value="1">
                <text:p>1</text:p>
              </table:table-cell>
              <table:table-cell office:value-type="float" office:value="1.47019948598703">
                <text:p>1.47019948598703</text:p>
              </table:table-cell>
            </table:table-row>
            <table:table-row>
              <table:table-cell office:value-type="string">
                <text:p>twolf</text:p>
              </table:table-cell>
              <table:table-cell office:value-type="float" office:value="1">
                <text:p>1</text:p>
              </table:table-cell>
              <table:table-cell office:value-type="float" office:value="1.27240834941238">
                <text:p>1.27240834941238</text:p>
              </table:table-cell>
              <table:table-cell office:value-type="float" office:value="1">
                <text:p>1</text:p>
              </table:table-cell>
              <table:table-cell office:value-type="float" office:value="1.27240834941238">
                <text:p>1.27240834941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158cm" svg:y="0.185cm" style:legend-expansion="wide" chart:style-name="ch2"/>
        <chart:plot-area chart:style-name="ch3" table:cell-range-address="工作表1.N15:工作表1.R25" chart:data-source-has-labels="both" svg:x="1.331cm" svg:y="0.963cm" svg:width="14.349cm" svg:height="7.857cm">
          <chartooo:coordinate-region svg:x="1.952cm" svg:y="0.963cm" svg:width="13.728cm" svg:height="5.65cm"/>
          <chart:axis chart:dimension="x" chart:name="primary-x" chart:style-name="ch4" chartooo:axis-type="auto">
            <chartooo:date-scale/>
            <chart:categories table:cell-range-address="工作表1.N16:工作表1.N25"/>
          </chart:axis>
          <chart:axis chart:dimension="y" chart:name="primary-y" chart:style-name="ch5">
            <chart:title svg:x="0.451cm" svg:y="6.073cm" chart:style-name="ch6">
              <text:p>memory access</text:p>
            </chart:title>
            <chart:grid chart:style-name="ch7" chart:class="major"/>
          </chart:axis>
          <chart:series chart:style-name="ch8" chart:values-cell-range-address="工作表1.O16:工作表1.O25" chart:label-cell-address="工作表1.O15:工作表1.O15" chart:class="chart:bar">
            <chart:data-point chart:repeated="10"/>
          </chart:series>
          <chart:series chart:style-name="ch9" chart:values-cell-range-address="工作表1.P16:工作表1.P25" chart:label-cell-address="工作表1.P15:工作表1.P15" chart:class="chart:bar">
            <chart:data-point chart:repeated="10"/>
          </chart:series>
          <chart:series chart:style-name="ch10" chart:values-cell-range-address="工作表1.Q16:工作表1.Q25" chart:label-cell-address="工作表1.Q15:工作表1.Q15" chart:class="chart:bar">
            <chart:data-point chart:repeated="10"/>
          </chart:series>
          <chart:series chart:style-name="ch11" chart:values-cell-range-address="工作表1.R16:工作表1.R25" chart:label-cell-address="工作表1.R15:工作表1.R1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b_alloc</text:p>
                <draw:g>
                  <svg:desc>工作表1.O15:工作表1.O15</svg:desc>
                </draw:g>
              </table:table-cell>
              <table:table-cell office:value-type="string">
                <text:p>wb_nalloc</text:p>
                <draw:g>
                  <svg:desc>工作表1.P15:工作表1.P15</svg:desc>
                </draw:g>
              </table:table-cell>
              <table:table-cell office:value-type="string">
                <text:p>wt_alloc</text:p>
                <draw:g>
                  <svg:desc>工作表1.Q15:工作表1.Q15</svg:desc>
                </draw:g>
              </table:table-cell>
              <table:table-cell office:value-type="string">
                <text:p>wt_nalloc</text:p>
                <draw:g>
                  <svg:desc>工作表1.R15:工作表1.R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工作表1.N16:工作表1.N25</svg:desc>
                </draw:g>
              </table:table-cell>
              <table:table-cell office:value-type="float" office:value="1">
                <text:p>1</text:p>
                <draw:g>
                  <svg:desc>工作表1.O16:工作表1.O25</svg:desc>
                </draw:g>
              </table:table-cell>
              <table:table-cell office:value-type="float" office:value="0.909630773108185">
                <text:p>0.909630773108185</text:p>
                <draw:g>
                  <svg:desc>工作表1.P16:工作表1.P25</svg:desc>
                </draw:g>
              </table:table-cell>
              <table:table-cell office:value-type="float" office:value="1.7246760338563">
                <text:p>1.7246760338563</text:p>
                <draw:g>
                  <svg:desc>工作表1.Q16:工作表1.Q25</svg:desc>
                </draw:g>
              </table:table-cell>
              <table:table-cell office:value-type="float" office:value="1.27390628609833">
                <text:p>1.27390628609833</text:p>
                <draw:g>
                  <svg:desc>工作表1.R16:工作表1.R25</svg:desc>
                </draw:g>
              </table:table-cell>
            </table:table-row>
            <table:table-row>
              <table:table-cell office:value-type="string">
                <text:p>bodytrack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1">
                <text:p>1</text:p>
              </table:table-cell>
              <table:table-cell office:value-type="float" office:value="7.1237362305719">
                <text:p>7.1237362305719</text:p>
              </table:table-cell>
              <table:table-cell office:value-type="float" office:value="27.4327750113173">
                <text:p>27.4327750113173</text:p>
              </table:table-cell>
              <table:table-cell office:value-type="float" office:value="27.0232382676928">
                <text:p>27.0232382676928</text:p>
              </table:table-cell>
            </table:table-row>
            <table:table-row>
              <table:table-cell office:value-type="string">
                <text:p>canneal.uniq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">
                <text:p>1</text:p>
              </table:table-cell>
              <table:table-cell office:value-type="float" office:value="1.80726008569812">
                <text:p>1.80726008569812</text:p>
              </table:table-cell>
              <table:table-cell office:value-type="float" office:value="8.83733527366804">
                <text:p>8.83733527366804</text:p>
              </table:table-cell>
              <table:table-cell office:value-type="float" office:value="8.32674428005498">
                <text:p>8.32674428005498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1">
                <text:p>1</text:p>
              </table:table-cell>
              <table:table-cell office:value-type="float" office:value="1.77346369590423">
                <text:p>1.77346369590423</text:p>
              </table:table-cell>
              <table:table-cell office:value-type="float" office:value="7.85779198395538">
                <text:p>7.85779198395538</text:p>
              </table:table-cell>
              <table:table-cell office:value-type="float" office:value="7.26733728181505">
                <text:p>7.26733728181505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">
                <text:p>1</text:p>
              </table:table-cell>
              <table:table-cell office:value-type="float" office:value="2.54706450574219">
                <text:p>2.54706450574219</text:p>
              </table:table-cell>
              <table:table-cell office:value-type="float" office:value="23.0195341848234">
                <text:p>23.0195341848234</text:p>
              </table:table-cell>
              <table:table-cell office:value-type="float" office:value="22.8130299452613">
                <text:p>22.8130299452613</text:p>
              </table:table-cell>
            </table:table-row>
            <table:table-row>
              <table:table-cell office:value-type="string">
                <text:p>streamclust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wim</text:p>
              </table:table-cell>
              <table:table-cell office:value-type="float" office:value="1">
                <text:p>1</text:p>
              </table:table-cell>
              <table:table-cell office:value-type="float" office:value="1.22599915860328">
                <text:p>1.22599915860328</text:p>
              </table:table-cell>
              <table:table-cell office:value-type="float" office:value="4.30559528817838">
                <text:p>4.30559528817838</text:p>
              </table:table-cell>
              <table:table-cell office:value-type="float" office:value="3.60710980227177">
                <text:p>3.60710980227177</text:p>
              </table:table-cell>
            </table:table-row>
            <table:table-row>
              <table:table-cell office:value-type="string">
                <text:p>twolf</text:p>
              </table:table-cell>
              <table:table-cell office:value-type="float" office:value="1">
                <text:p>1</text:p>
              </table:table-cell>
              <table:table-cell office:value-type="float" office:value="1.2724795640327">
                <text:p>1.2724795640327</text:p>
              </table:table-cell>
              <table:table-cell office:value-type="float" office:value="24.8730245231608">
                <text:p>24.8730245231608</text:p>
              </table:table-cell>
              <table:table-cell office:value-type="float" office:value="24.1707538601272">
                <text:p>24.1707538601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